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cd82b"/>
    </style:style>
    <style:style style:name="P2" style:family="paragraph" style:parent-style-name="Standard">
      <style:text-properties officeooo:paragraph-rsid="001efd7b"/>
    </style:style>
    <style:style style:name="P3" style:family="paragraph" style:parent-style-name="Standard">
      <style:text-properties officeooo:paragraph-rsid="001f3a61"/>
    </style:style>
    <style:style style:name="P4" style:family="paragraph" style:parent-style-name="Standard">
      <style:text-properties officeooo:paragraph-rsid="001fde77"/>
    </style:style>
    <style:style style:name="P5" style:family="paragraph" style:parent-style-name="Standard">
      <style:text-properties officeooo:paragraph-rsid="00206705"/>
    </style:style>
    <style:style style:name="P6" style:family="paragraph" style:parent-style-name="Standard">
      <style:text-properties officeooo:paragraph-rsid="00238057"/>
    </style:style>
    <style:style style:name="P7" style:family="paragraph" style:parent-style-name="Standard">
      <style:text-properties officeooo:paragraph-rsid="00254cfb"/>
    </style:style>
    <style:style style:name="T1" style:family="text">
      <style:text-properties officeooo:rsid="001cd82b"/>
    </style:style>
    <style:style style:name="T2" style:family="text">
      <style:text-properties officeooo:rsid="001d6ad4"/>
    </style:style>
    <style:style style:name="T3" style:family="text">
      <style:text-properties officeooo:rsid="001e9b10"/>
    </style:style>
    <style:style style:name="T4" style:family="text">
      <style:text-properties officeooo:rsid="001eeff2"/>
    </style:style>
    <style:style style:name="T5" style:family="text">
      <style:text-properties officeooo:rsid="001efd7b"/>
    </style:style>
    <style:style style:name="T6" style:family="text">
      <style:text-properties officeooo:rsid="001f3a61"/>
    </style:style>
    <style:style style:name="T7" style:family="text">
      <style:text-properties officeooo:rsid="001fde77"/>
    </style:style>
    <style:style style:name="T8" style:family="text">
      <style:text-properties officeooo:rsid="00206705"/>
    </style:style>
    <style:style style:name="T9" style:family="text">
      <style:text-properties officeooo:rsid="0020fad5"/>
    </style:style>
    <style:style style:name="T10" style:family="text">
      <style:text-properties officeooo:rsid="002281f0"/>
    </style:style>
    <style:style style:name="T11" style:family="text">
      <style:text-properties officeooo:rsid="00238057"/>
    </style:style>
    <style:style style:name="T12" style:family="text">
      <style:text-properties officeooo:rsid="00254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dEngine, silnik, na którym zbudowany jest YAS</text:span><text:span text:style-name="T2">G,</text:span><text:span text:style-name="T1"> wydany jest na licencji </text:span><text:span text:style-name="T3">Apache License </text:span><text:span text:style-name="T4">2.0</text:span><text:span text:style-name="T3">. Licencja ta pozwala na używanie kodu zarówno w aplikacjach darmowych (i otwartoźródłowych) jak i zamkniętych komercyjnych. Zezwala też na modyfikację kodu. </text:span></text:p>
      <text:p text:style-name="P1"><text:span text:style-name="T3"/></text:p>
      <text:p text:style-name="P2"><text:span text:style-name="T5">Czcionka 7Th użyta w grze została stworzona przez Iconian Fonts - Daniel Zadorozny. Używać jej można tylko w celach niekomercyjnych, więc gdyby YAS miał się stać płatną grą należałoby zmienić czcionkę </text:span><text:span text:style-name="T6">na inną</text:span><text:span text:style-name="T5">. </text:span></text:p>
      <text:p text:style-name="P2"><text:span text:style-name="T5"/></text:p>
      <text:p text:style-name="P3"><text:span text:style-name="T6">Tło w menu głównym zostało pobrane ze strony </text:span><text:a xlink:type="simple" xlink:href="http://topwalls.net/"><text:span text:style-name="T6">http://topwalls.net/</text:span></text:a><text:span text:style-name="T6">. Znajduje się tam wiele tapet, jednak nie można przy nich znaleźć żadnej informacji o licencji, a nawet namiarów na autora. Użycie jej w komercyjnej aplikacji mogłoby być ryzykowne. </text:span></text:p>
      <text:p text:style-name="P3"><text:span text:style-name="T6"/></text:p>
      <text:p text:style-name="P4"><text:span text:style-name="T6">Tło na ekranie gry ma podobną sytuację co tło z menu głównego. </text:span><text:span text:style-name="T7">Na stronie </text:span><text:a xlink:type="simple" xlink:href="http://wakpaper.com/"><text:span text:style-name="T7">http://wakpaper.com</text:span></text:a><text:span text:style-name="T7"> przy tapecie nie ma informacji o licencji i autorze.</text:span></text:p>
      <text:p text:style-name="P4"><text:span text:style-name="T7"/></text:p>
      <text:p text:style-name="P5"><text:span text:style-name="T8">Pozostałe grafiki użyte w grze zostały pobrane ze strony </text:span><text:a xlink:type="simple" xlink:href="http://opengameart.org/"><text:span text:style-name="T8">http://opengameart.org</text:span></text:a><text:span text:style-name="T8">, która to została stworzona właśnie z myślą o osobach tworzących gry. </text:span><text:span text:style-name="T9">Większość grafik została opublikowana na licencji </text:span><text:span text:style-name="T11">Creative Commons </text:span><text:span text:style-name="T9">Public Domain, która oznacza, że twórca dobrowolnie oddał swoje dzieło do użytku publicznego. </text:span><text:span text:style-name="T10">Grafiki te mogą być używane w komercyjnych aplikacjach.</text:span></text:p>
      <text:p text:style-name="P5"><text:span text:style-name="T10"/></text:p>
      <text:p text:style-name="P6"><text:span text:style-name="T11">Grafiki statków zostały opublikowane na licencji Creative Commons Attribution 3.0 Unported. Licencja ta pozwala na używanie (również komercyjne) dzieła pod warunkiem, że zamieści się informacje o autorze, oraz treść licencji (lub namiary na nią). </text:span></text:p>
      <text:p text:style-name="P6"><text:span text:style-name="T11"/></text:p>
      <text:p text:style-name="P7"><text:span text:style-name="T12">W przypadku YASGa problemem są tapety, których licencja jest nieznana. Gdyby gra miała stać się projektem komercyjnym należałoby zmienić też czcionkę. Reszta grafik mogłaby zostać. Informacje o autorach (grafik i silnika) znajduje się w podręczniku użytkownika. Wersja gry znajdująca się w sklepie musiałaby mieć dodany ekran z creditsami, w których pojawiłyby się namiary na autorów poszczególnych elementów oraz treść licencji </text:span><text:span text:style-name="T11">Creative Commons Attribution 3.0 Unport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nos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22T23:36:30</meta:creation-date>
    <dc:date>2014-01-23T00:16:17</dc:date>
    <meta:editing-duration>PT31M34S</meta:editing-duration>
    <meta:editing-cycles>12</meta:editing-cycles>
    <meta:generator>LibreOffice/3.6$Linux_X86_64 LibreOffice_project/360m1$Build-304</meta:generator>
    <meta:document-statistic meta:table-count="0" meta:image-count="0" meta:object-count="0" meta:page-count="1" meta:paragraph-count="7" meta:word-count="278" meta:character-count="1939" meta:non-whitespace-character-count="1663"/>
  </office:meta>
</office:document-meta>
</file>